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06253b" officeooo:paragraph-rsid="0006253b"/>
    </style:style>
    <style:style style:name="P2" style:family="paragraph" style:parent-style-name="Text_20_body" style:list-style-name="L1">
      <style:text-properties style:font-name="Liberation Mono" fo:font-size="16pt" officeooo:rsid="0003c756" style:font-name-asian="Nimbus Mono L" style:font-size-asian="16pt" style:font-name-complex="Liberation Mono" style:font-size-complex="16pt"/>
    </style:style>
    <style:style style:name="P3" style:family="paragraph" style:parent-style-name="Text_20_body" style:list-style-name="L2">
      <style:text-properties style:font-name="Liberation Mono" fo:font-size="16pt" officeooo:rsid="0003c756" style:font-name-asian="Nimbus Mono L" style:font-size-asian="16pt" style:font-name-complex="Liberation Mono" style:font-size-complex="16pt"/>
    </style:style>
    <style:style style:name="P4" style:family="paragraph" style:parent-style-name="Text_20_body" style:list-style-name="L3">
      <style:text-properties style:font-name="Liberation Mono" fo:font-size="16pt" style:font-name-asian="Nimbus Mono L" style:font-size-asian="16pt" style:font-name-complex="Liberation Mono" style:font-size-complex="16pt"/>
    </style:style>
    <style:style style:name="P5" style:family="paragraph" style:parent-style-name="Text_20_body" style:list-style-name="L1">
      <style:paragraph-properties fo:margin-top="0in" fo:margin-bottom="0in" loext:contextual-spacing="false"/>
      <style:text-properties style:font-name="Liberation Mono" fo:font-size="16pt" officeooo:rsid="0003c756" style:font-name-asian="Nimbus Mono L" style:font-size-asian="16pt" style:font-name-complex="Liberation Mono" style:font-size-complex="16pt"/>
    </style:style>
    <style:style style:name="P6" style:family="paragraph" style:parent-style-name="Text_20_body" style:list-style-name="L3">
      <style:paragraph-properties fo:margin-top="0in" fo:margin-bottom="0in" loext:contextual-spacing="false"/>
      <style:text-properties style:font-name="Liberation Mono" fo:font-size="16pt" style:font-name-asian="Nimbus Mono L" style:font-size-asian="16pt" style:font-name-complex="Liberation Mono" style:font-size-complex="16pt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style:style style:name="P8" style:family="paragraph" style:parent-style-name="Preformatted_20_Text">
      <style:text-properties officeooo:rsid="0003c756" officeooo:paragraph-rsid="0003c756"/>
    </style:style>
    <style:style style:name="P9" style:family="paragraph" style:parent-style-name="Preformatted_20_Text">
      <style:text-properties fo:font-size="22pt" officeooo:rsid="0003c756" officeooo:paragraph-rsid="0003c756" style:font-size-asian="22pt" style:font-size-complex="22pt"/>
    </style:style>
    <style:style style:name="P10" style:family="paragraph" style:parent-style-name="Preformatted_20_Text">
      <style:text-properties fo:font-size="22pt" officeooo:rsid="0006253b" officeooo:paragraph-rsid="0006253b" style:font-size-asian="22pt" style:font-size-complex="22pt"/>
    </style:style>
    <style:style style:name="P11" style:family="paragraph" style:parent-style-name="Preformatted_20_Text">
      <style:text-properties officeooo:rsid="000adb64" officeooo:paragraph-rsid="000adb64"/>
    </style:style>
    <style:style style:name="P12" style:family="paragraph" style:parent-style-name="Preformatted_20_Text">
      <style:text-properties officeooo:paragraph-rsid="000adb64"/>
    </style:style>
    <style:style style:name="P13" style:family="paragraph" style:parent-style-name="Preformatted_20_Text">
      <style:text-properties style:font-name="Liberation Mono" fo:font-size="16pt" officeooo:rsid="000adb64" officeooo:paragraph-rsid="000adb64" style:font-name-asian="Nimbus Mono L" style:font-size-asian="16pt" style:font-name-complex="Liberation Mono" style:font-size-complex="16pt"/>
    </style:style>
    <style:style style:name="T1" style:family="text">
      <style:text-properties fo:color="#ff3333"/>
    </style:style>
    <style:style style:name="T2" style:family="text">
      <style:text-properties fo:color="#ff3333" fo:font-size="16pt" style:font-size-asian="16pt" style:font-size-complex="16pt"/>
    </style:style>
    <style:style style:name="T3" style:family="text">
      <style:text-properties fo:color="#ff3333" style:font-name="Liberation Mono" fo:font-size="16pt" officeooo:rsid="0003c756" style:font-name-asian="Nimbus Mono L" style:font-size-asian="16pt" style:font-name-complex="Liberation Mono" style:font-size-complex="16pt"/>
    </style:style>
    <style:style style:name="T4" style:family="text">
      <style:text-properties fo:color="#ff3333" style:language-asian="en" style:country-asian="US"/>
    </style:style>
    <style:style style:name="T5" style:family="text">
      <style:text-properties fo:color="#ff3333" fo:language="en" fo:country="US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0adb64" style:font-size-asian="16pt" style:font-size-complex="16pt"/>
    </style:style>
    <style:style style:name="T8" style:family="text">
      <style:text-properties fo:font-size="16pt" officeooo:rsid="000f5374" style:font-size-asian="16pt" style:font-size-complex="16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style:language-asian="en" style:country-asian="US"/>
    </style:style>
    <style:style style:name="T12" style:family="text">
      <style:text-properties style:font-name="Liberation Mono" fo:font-size="16pt" officeooo:rsid="0003c756" style:font-name-asian="Nimbus Mono L" style:font-size-asian="16pt" style:font-name-complex="Liberation Mono" style:font-size-complex="16pt"/>
    </style:style>
    <style:style style:name="T13" style:family="text">
      <style:text-properties style:text-underline-style="solid" style:text-underline-width="auto" style:text-underline-color="font-color" style:language-asian="en" style:country-asian="US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Psec概念：</text:p>
      <text:p text:style-name="P8"><text:span text:style-name="T6"><text:tab/>IPSec（Internet Protocol Security）是 IETF 制定的为保证在 Internet 上传送数据的安全保密性能的</text:span><text:span text:style-name="T2">三层隧道加密协议</text:span><text:span text:style-name="T6">。IPSec 在 IP 层对 IP 报文提供安全服务。IPSec 协议本身定义了如何</text:span><text:span text:style-name="T2">在 IP 数据包中增加字段来保证 IP 包的完整性、私有性和真实性，以及如何加密数据包</text:span><text:span text:style-name="T6">。使用 IPsec，数据就可以安全地在公网上传输。简单地说，IPsec 提供了两个主机之间、两个安全网关之间或主机和安全网关之间的保护。</text:span></text:p>
      <text:p text:style-name="P8"><text:span text:style-name="T6"><text:s text:c="2"/></text:span></text:p>
      <text:p text:style-name="P10">IPSec协议：</text:p>
      <text:p text:style-name="P1"><text:span text:style-name="T6"><text:tab/></text:span><text:span text:style-name="T12">IPSec 包括</text:span><text:span text:style-name="T3">报文验证头协议AH</text:span><text:span text:style-name="T12">（协议号51）和</text:span><text:span text:style-name="T3">报文安全封装协议ESP</text:span><text:span text:style-name="T12">（协议号50）两个协议。</text:span><text:span text:style-name="T3">AH 可提供数据源验证和数据完整性校验功能</text:span><text:span text:style-name="T12">；</text:span><text:span text:style-name="T3">ESP 除可提供数据验证和完整性校验功能外，还提供对IP报文的加密功能。</text:span></text:p>
      <text:list xml:id="list3978421749592823467" text:style-name="L1">
        <text:list-item>
          <text:p text:style-name="P5">AH 协议（IP协议号为51，使用较少）提供数据源认证、数据完整性校验和防报文重放功能，它能保护通信免受篡改，但不能防止窃听，适合用于传输非机密数据。AH的工作原理是<text:span text:style-name="T1">在每一个数据包上添加一个身份验证报文头</text:span>，此报文头插<text:span text:style-name="T1">在标准IP包头后面</text:span>，对数据提供完整性保护。可选择的认证算法有MD5（Message Digest）、SHA-1（Secure Hash Algorithm）等。MD5算法的计算速度比SHA-1算法快，而SHA-1算法的安全强度比MD5算法高。 </text:p>
        </text:list-item>
        <text:list-item>
          <text:p text:style-name="P2"><text:span text:style-name="T9">ESP </text:span><text:span text:style-name="T11">协议（</text:span><text:span text:style-name="T9">IP</text:span><text:span text:style-name="T11">协议号为</text:span><text:span text:style-name="T9">50</text:span><text:span text:style-name="T11">，使用较广）提供加密、数据源认证、数据完整性校验和防报文重放功能。</text:span><text:span text:style-name="T9">ESP</text:span><text:span text:style-name="T11">的工作原理是</text:span><text:span text:style-name="T4">在每一个数据包的标准</text:span><text:span text:style-name="T5">IP</text:span><text:span text:style-name="T4">包头后面添加一个</text:span><text:span text:style-name="T5">ESP</text:span><text:span text:style-name="T4">报文头，并在数据包后面追加一个</text:span><text:span text:style-name="T5">ESP</text:span><text:span text:style-name="T4">尾</text:span><text:span text:style-name="T11">。与</text:span><text:span text:style-name="T9">AH</text:span><text:span text:style-name="T11">协议不同的是，</text:span><text:span text:style-name="T9">ESP</text:span><text:span text:style-name="T11">将需要保护的用户数据进行</text:span><text:span text:style-name="T4">加密后再封装到</text:span><text:span text:style-name="T5">IP</text:span><text:span text:style-name="T4">包中</text:span><text:span text:style-name="T11">，以保证数据的机密性。常见的加密算法有</text:span><text:span text:style-name="T10">DES</text:span><text:span text:style-name="T13">、</text:span><text:span text:style-name="T10">3DES</text:span><text:span text:style-name="T13">、</text:span><text:span text:style-name="T10">AES</text:span><text:span text:style-name="T11">等。同时，作为可选项，用户可以选择</text:span><text:span text:style-name="T9">MD5</text:span><text:span text:style-name="T11">、</text:span><text:span text:style-name="T9">SHA-1</text:span><text:span text:style-name="T11">算法保证报文的完整性和真实性。这三个加</text:span><text:soft-page-break/><text:span text:style-name="T11">密算法的安全性由高到低依次是：</text:span><text:span text:style-name="T9">AES</text:span><text:span text:style-name="T11">、</text:span><text:span text:style-name="T9">3DES</text:span><text:span text:style-name="T11">、</text:span><text:span text:style-name="T9">DES</text:span><text:span text:style-name="T11">，安全性高的加密算法实现机制复杂，运算速度慢。对于普通的安全要求，</text:span><text:span text:style-name="T9">DES</text:span><text:span text:style-name="T11">算法就可以满足需要。</text:span> </text:p>
        </text:list-item>
      </text:list>
      <text:p text:style-name="P1"><text:span text:style-name="T12">IPSec 还支持 IKE 协议：</text:span></text:p>
      <text:list xml:id="list8375469933325679457" text:style-name="L2">
        <text:list-item>
          <text:p text:style-name="P3"><text:span text:style-name="T9">IKE </text:span><text:span text:style-name="T11">协议（</text:span><text:span text:style-name="T9">Internet Key Exchange </text:span><text:span text:style-name="T11">，</text:span><text:span text:style-name="T9">RFC2409</text:span><text:span text:style-name="T11">）：</text:span><text:span text:style-name="T9">IKE </text:span><text:span text:style-name="T4">使两个地点能够建立安全的连接</text:span><text:span text:style-name="T11">，方法是使用事先共享的密钥或由一家认证机构管理的公钥基础结构</text:span><text:span text:style-name="T9">(PKI)</text:span><text:span text:style-name="T11">数字证书，后者是一种进行公钥登记的内部或外购服务。通过使用签名数字</text:span><text:span text:style-name="T9">ID</text:span><text:span text:style-name="T11">来确认端点的身份，</text:span><text:span text:style-name="T9">IKE</text:span><text:span text:style-name="T11">能够将</text:span><text:span text:style-name="T9">VPN</text:span><text:span text:style-name="T11">的规模扩展到数以千计的端点。 为确保安全的数据加密，</text:span><text:span text:style-name="T9">Cisco</text:span><text:span text:style-name="T11">在路由器和</text:span><text:span text:style-name="T9">PIX</text:span><text:span text:style-name="T11">上对</text:span><text:span text:style-name="T9">IPSec</text:span><text:span text:style-name="T11">的实施过程中既支持数据加密标准</text:span><text:span text:style-name="T9">(DES) </text:span><text:span text:style-name="T11">，也支持三重</text:span><text:span text:style-name="T9">DES</text:span><text:span text:style-name="T11">算法。</text:span></text:p>
        </text:list-item>
      </text:list>
      <text:p text:style-name="P11"><text:span text:style-name="T6">IPSec中的概念：</text:span></text:p>
      <text:p text:style-name="P11"><text:span text:style-name="T6"/></text:p>
      <text:p text:style-name="P11"><text:span text:style-name="T6">1.安全联盟(Security Association, SA)：</text:span></text:p>
      <text:p text:style-name="P11"><text:span text:style-name="T6"><text:tab/>IPSec在两个端点之间提供安全通信，端点被称为IPSec对等体。</text:span></text:p>
      <text:p text:style-name="P11"><text:span text:style-name="T6"><text:tab/>SA是IPSec的基础，也是IPSec的本质，SA是对等体之间某些要素的约定，例如，使用哪种协议(AH, ESP)、协议的封装模式(传输模式和隧道模式)，加密算法(DES, 3DES和AES)、特定流中保护数据的共享密钥以及密钥的生存周期等。建立SA的方式有手工配置和IKE自动协商两种。</text:span></text:p>
      <text:p text:style-name="P12"><text:span text:style-name="T8"/></text:p>
      <text:p text:style-name="P12"><text:span text:style-name="T8">2.</text:span><text:span text:style-name="T6">IPSe</text:span><text:span text:style-name="T8">c</text:span><text:span text:style-name="T6">传输模式：隧道（tunnel）和传送（transport）两种工作方式。</text:span></text:p>
      <text:list xml:id="list8834492519789845065" text:style-name="L3">
        <text:list-item>
          <text:p text:style-name="P6">在隧道方式中，用户的整个 IP 数据包被用来计算AH或ESP头，且被加密。AH 或 ESP 头和加密用户数据被封装在一个新的IP数据包中； </text:p>
        </text:list-item>
        <text:list-item>
          <text:p text:style-name="P4">在传送方式中，只是传输层数据被用来计算AH或ESP头，AH或ESP头和被加密的传输层数据被放置在原IP包头后面。 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2T19:58:18.189383407</dc:date>
    <meta:editing-duration>PT34M14S</meta:editing-duration>
    <meta:editing-cycles>12</meta:editing-cycles>
    <meta:generator>LibreOffice/5.0.6.2$Linux_X86_64 LibreOffice_project/00$Build-2</meta:generator>
    <meta:document-statistic meta:table-count="0" meta:image-count="0" meta:object-count="0" meta:page-count="2" meta:paragraph-count="16" meta:word-count="1139" meta:character-count="1511" meta:non-whitespace-character-count="1456"/>
  </office:meta>
</office:document-meta>
</file>